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ajor o no que 10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arell o senar</text:p>
          </table:table-cell>
          <table:covered-table-cell/>
          <table:table-cell/>
          <table:table-cell office:value-type="string" calcext:value-type="string">
            <text:p>Calculador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Resultat</text:p>
          </table:table-cell>
          <table:table-cell/>
          <table:table-cell office:value-type="string" calcext:value-type="string">
            <text:p>Número</text:p>
          </table:table-cell>
          <table:table-cell office:value-type="string" calcext:value-type="string">
            <text:p>Resultat</text:p>
          </table:table-cell>
          <table:table-cell/>
          <table:table-cell office:value-type="string" calcext:value-type="string">
            <text:p>Sistema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Binari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[.B6]&gt;10;&quot;Major de 10&quot;;&quot;Menor o igual a 10&quot;)" office:value-type="string" office:string-value="Major de 10" calcext:value-type="string">
            <text:p>Major de 10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E6];2)" office:value-type="float" office:value="1" calcext:value-type="float">
            <text:p>1</text:p>
          </table:table-cell>
          <table:table-cell/>
          <table:table-cell office:value-type="string" calcext:value-type="string">
            <text:p>Binari</text:p>
          </table:table-cell>
          <table:table-cell office:value-type="float" office:value="1010101" calcext:value-type="float">
            <text:p>1010101</text:p>
          </table:table-cell>
          <table:table-cell table:formula="of:=[.I6]" office:value-type="float" office:value="1010101" calcext:value-type="float">
            <text:p>1010101</text:p>
          </table:table-cell>
          <table:table-cell table:formula="of:=BIN2OCT([.I6];4)" office:value-type="string" office:string-value="0125" calcext:value-type="string">
            <text:p>01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Octal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BIN2OCT([.I7];4)" office:value-type="string" office:string-value="0002" calcext:value-type="string">
            <text:p>00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Decimal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Hexadecima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15:31.985677664</meta:creation-date>
    <dc:date>2025-12-09T10:39:22.756437335</dc:date>
    <meta:editing-duration>PT13M23S</meta:editing-duration>
    <meta:editing-cycles>2</meta:editing-cycles>
    <meta:generator>LibreOffice/24.2.7.2$Linux_X86_64 LibreOffice_project/420$Build-2</meta:generator>
    <meta:document-statistic meta:table-count="1" meta:cell-count="27" meta:object-count="0"/>
  </office:meta>
</office:document-meta>
</file>